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5pt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40">
          <table:table-cell table:number-columns-repeated="10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7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mana_regen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_trait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_trait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<text:span text:style-name="T1">fire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thunder_</text:span><text:span text:style-name="T2">spell_to_attack_dmg_percent_big</text:span>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14"/>
          <table:table-cell office:value-type="string" calcext:value-type="string">
            <text:p>ms_regen_percent_big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mana_regen_percent_big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<text:span text:style-name="T1">water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nature_</text:span><text:span text:style-name="T2">spell_to_attack_dmg_percent_big</text:span>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maj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maj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office:value-type="string" calcext:value-type="string">
            <text:p>steady_hand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_small</text:p>
          </table:table-cell>
          <table:table-cell table:number-columns-repeated="2"/>
          <table:table-cell office:value-type="string" calcext:value-type="string">
            <text:p>thund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3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wand_dmg_percent_small</text:p>
          </table:table-cell>
          <table:table-cell table:number-columns-repeated="10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verflowing_vitality_trait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mg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3"/>
          <table:table-cell office:value-type="string" calcext:value-type="string">
            <text:p>reckless_blows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ele_dmg_percent_maj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hp_hp_regen_big</text:p>
          </table:table-cell>
          <table:table-cell table:number-columns-repeated="24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_trait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cross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_trait</text:p>
          </table:table-cell>
          <table:table-cell table:number-columns-repeated="6"/>
          <table:table-cell office:value-type="string" calcext:value-type="string">
            <text:p>crit_hit_crit_dmg_bi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7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ossbow_dmg_percent_small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elemental_res_big</text:p>
          </table:table-cell>
          <table:table-cell table:number-columns-repeated="24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3"/>
          <table:table-cell office:value-type="string" calcext:value-type="string">
            <text:p>elemental_purity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2"/>
          <table:table-cell office:value-type="string" calcext:value-type="string">
            <text:p>crossbow_dmg_percent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08:13:31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08:29:17.450000000</dc:date>
    <meta:editing-duration>PT2H36M39S</meta:editing-duration>
    <meta:editing-cycles>25</meta:editing-cycles>
    <meta:generator>Trio_Office/6.2.8.2$Windows_x86 LibreOffice_project/</meta:generator>
    <meta:document-statistic meta:table-count="1" meta:cell-count="1076" meta:object-count="0"/>
  </office:meta>
</office:document-meta>
</file>